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officeooo:paragraph-rsid="0005209d"/>
    </style:style>
    <style:style style:name="P3" style:family="paragraph" style:parent-style-name="Standard">
      <style:text-properties officeooo:rsid="0005209d" officeooo:paragraph-rsid="0005209d"/>
    </style:style>
    <style:style style:name="P4" style:family="paragraph" style:parent-style-name="Standard">
      <style:text-properties fo:font-size="11.25pt" officeooo:rsid="0005209d" officeooo:paragraph-rsid="0005209d"/>
    </style:style>
    <style:style style:name="P5" style:family="paragraph" style:parent-style-name="Text_20_body">
      <style:text-properties fo:color="#3e3e3e" officeooo:rsid="0005209d" officeooo:paragraph-rsid="0005209d"/>
    </style:style>
    <style:style style:name="P6" style:family="paragraph" style:parent-style-name="Text_20_body">
      <loext:graphic-properties draw:fill="solid" draw:fill-color="#ffffff" draw:opacity="100%"/>
      <style:paragraph-properties fo:margin-top="0.397cm" fo:margin-bottom="0.397cm" loext:contextual-spacing="false" style:line-height-at-least="0.794cm" fo:background-color="#ffffff"/>
      <style:text-properties fo:color="#3e3e3e"/>
    </style:style>
    <style:style style:name="P7" style:family="paragraph" style:parent-style-name="Text_20_body">
      <loext:graphic-properties draw:fill="solid" draw:fill-color="#ffffff" draw:opacity="100%"/>
      <style:paragraph-properties fo:margin-top="0.397cm" fo:margin-bottom="0.397cm" loext:contextual-spacing="false" style:line-height-at-least="0.794cm" fo:background-color="#ffffff"/>
      <style:text-properties fo:color="#3e3e3e" fo:font-size="12pt" style:font-size-asian="12pt" style:font-size-complex="12pt"/>
    </style:style>
    <style:style style:name="P8" style:family="paragraph" style:parent-style-name="Text_20_body">
      <loext:graphic-properties draw:fill="solid" draw:fill-color="#ffffff" draw:opacity="100%"/>
      <style:paragraph-properties fo:margin-left="0.053cm" fo:margin-right="0.053cm" fo:margin-top="0.397cm" fo:margin-bottom="0.397cm" loext:contextual-spacing="false" style:line-height-at-least="0.794cm" fo:text-indent="0cm" style:auto-text-indent="false" fo:background-color="#ffffff"/>
    </style:style>
    <style:style style:name="T1" style:family="text">
      <style:text-properties fo:font-size="11.25pt"/>
    </style:style>
    <style:style style:name="T2" style:family="text">
      <style:text-properties style:font-size-asian="11.25pt"/>
    </style:style>
    <style:style style:name="T3" style:family="text">
      <style:text-properties officeooo:rsid="0007907a" style:font-size-asian="11.25pt"/>
    </style:style>
    <style:style style:name="T4" style:family="text">
      <style:text-properties fo:color="#3e3e3e"/>
    </style:style>
    <style:style style:name="T5" style:family="text">
      <style:text-properties fo:color="#3e3e3e" fo:font-size="11.25pt"/>
    </style:style>
    <style:style style:name="T6" style:family="text">
      <style:text-properties fo:color="#3e3e3e" style:font-size-asian="11.25pt"/>
    </style:style>
    <style:style style:name="T7" style:family="text">
      <style:text-properties fo:color="#3e3e3e" fo:font-size="10.5pt" style:font-size-asian="10.5pt" style:font-size-complex="10.5pt"/>
    </style:style>
    <style:style style:name="T8" style:family="text">
      <style:text-properties fo:color="#3e3e3e" fo:font-size="12pt" style:font-size-asian="12pt" style:font-size-complex="12pt"/>
    </style:style>
    <style:style style:name="T9" style:family="text">
      <style:text-properties fo:color="#e96900" fo:font-size="11.25pt" fo:background-color="#f8f8f8" loext:char-shading-value="0" loext:padding="0cm" loext:border="none"/>
    </style:style>
    <style:style style:name="T10" style:family="text">
      <style:text-properties fo:color="#e96900" fo:background-color="#f8f8f8" loext:char-shading-value="0" loext:padding="0cm" loext:border="none"/>
    </style:style>
    <style:style style:name="T11" style:family="text">
      <style:text-properties fo:color="#e96900" fo:font-size="10.5pt" fo:background-color="#f8f8f8" loext:char-shading-value="0" style:font-size-asian="10.5pt" style:font-size-complex="10.5pt" loext:padding="0cm" loext:border="none"/>
    </style:style>
    <style:style style:name="T12" style:family="text">
      <style:text-properties fo:color="#e96900" fo:font-size="12pt" fo:background-color="#f8f8f8" loext:char-shading-value="0" style:font-size-asian="12pt" style:font-size-complex="12pt" loext:padding="0cm" loext:border="none"/>
    </style:style>
    <style:style style:name="T13" style:family="text">
      <style:text-properties fo:font-size="12pt" officeooo:rsid="0005209d" style:font-size-asian="12pt" style:font-size-complex="12pt"/>
    </style:style>
    <style:style style:name="T14" style:family="text">
      <style:text-properties officeooo:rsid="000520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g框架中的核心：IOC 可以帮助我们管理对象的依赖关系，极大减少对象的耦合性，而 AOP 的切面编程功能可以更方面的使用动态代理来实现各种动态方法功能（如事务、缓存、日志等）。</text:p>
      <text:p text:style-name="P1"/>
      <text:p text:style-name="P1"><text:span text:style-name="T1">Spring Boot</text:span><text:span text:style-name="T2">应用本质上就是一个基于</text:span><text:span text:style-name="T1">Spring</text:span><text:span text:style-name="T2">框架的应用，它是</text:span><text:span text:style-name="T1">Spring</text:span><text:span text:style-name="T2">对“约定优先于配置”理念的最佳实践产物，它能够帮助开发者更快速高效地构建基于</text:span><text:span text:style-name="T1">Spring</text:span><text:span text:style-name="T2">生态圈的应用。</text:span></text:p>
      <text:p text:style-name="P7">Spring Boot是 Spring 开源组织下的一个子项目，也是 Spring 组件一站式解决方案，主要是为了简化使用 Spring 框架的难度，简省繁重的配置。</text:p>
      <text:p text:style-name="P7">Spring Boot提供了各种组件的启动器（starters），开发者只要能配置好对应组件参数，Spring Boot 就会自动配置，让开发者能快速搭建依赖于 Spring 组件的 Java 项目。</text:p>
      <text:p text:style-name="P8"><text:span text:style-name="T8">Spring Boot不但能创建传统的 war 包应用，还能创建独立的不依赖于任何外部容器（如：tomcat）的独立应用，使用 </text:span><text:span text:style-name="Source_20_Text"><text:span text:style-name="T12">java -jar</text:span></text:span><text:span text:style-name="T8"> 命令就能启动。同时，Spring Boot也提供了一个命令行工具来执行 Spring 的脚本。</text:span></text:p>
      <text:p text:style-name="P1">特点：</text:p>
      <text:p text:style-name="P1"><text:span text:style-name="T14">1.独立运行：</text:span>Spring Boot内嵌了各种 Servlet 容器，Tomcat、Jetty等，现在不再需要打成 war 包部署到容器中，Spring Boot 只要打成一个可执行的jar包就能独立运行，所有的依赖包都在一个 jar 包内。</text:p>
      <text:p text:style-name="P2"><text:span text:style-name="T13">2.简化maven配置:</text:span>现在只要依赖 <text:span text:style-name="Source_20_Text"><text:span text:style-name="T10">spring-boot-starter-web</text:span></text:span> 启动器包，它包含所有 web 开发所有的依赖，就能拥有 Spring Web 的能力，极大简少了 maven 对依赖的配置。</text:p>
      <text:p text:style-name="P2"/>
      <text:p text:style-name="P2"><text:tab/>使用 Maven 命令：<text:span text:style-name="Source_20_Text"><text:span text:style-name="T10">mvn dependency:tree</text:span></text:span> 也可以看到完整的依赖树</text:p>
      <text:p text:style-name="P2"/>
      <text:p text:style-name="P3">3.自动配置</text:p>
      <text:p text:style-name="P3">无代码生成和xml配置</text:p>
      <text:p text:style-name="P3">应用监控</text:p>
      <text:p text:style-name="P3"/>
      <text:p text:style-name="P3">缺点：</text:p>
      <text:p text:style-name="P5"><text:span text:style-name="T1">1</text:span><text:span text:style-name="T2">、需要非常了解 </text:span><text:span text:style-name="T1">Spring Boot </text:span><text:span text:style-name="T2">的核心技术原理，不然一旦遇到问题就很棘手。因为什么东西都集成了，自动配置化。这样，需要对配置信息非常熟悉，要找起问题来不是很容易。</text:span></text:p>
      <text:p text:style-name="P6"><text:span text:style-name="T1">2</text:span><text:span text:style-name="T2">、从原始 </text:span><text:span text:style-name="T1">Spring </text:span><text:span text:style-name="T2">项目很难平滑迁移至 </text:span><text:span text:style-name="T1">Spring Boot </text:span><text:span text:style-name="T2">框架上来，因为有些历史老旧的 </text:span><text:span text:style-name="T1">XML </text:span><text:span text:style-name="T2">配置无法通过 </text:span><text:span text:style-name="T1">Java </text:span><text:span text:style-name="T2">来配置，还需要额外的 </text:span><text:span text:style-name="T1">XML </text:span><text:span text:style-name="T2">文件就不是很完美。再比如，之前是独立的 </text:span><text:span text:style-name="T1">Tomcat</text:span><text:span text:style-name="T2">，什么参数都在线上配置好了，你改为内置的 </text:span><text:span text:style-name="T1">Tomcat </text:span><text:span text:style-name="T2">就会遇到很多问题。</text:span></text:p>
      <text:p text:style-name="P3"><text:span text:style-name="T1">SpringApplication</text:span><text:span text:style-name="T2">只是将一个典型的</text:span><text:span text:style-name="T1">Spring</text:span><text:span text:style-name="T2">应用的启动流程进行了扩展。</text:span></text:p>
      <text:p text:style-name="P4"><text:span text:style-name="T2">SpringApplication.run(.</text:span><text:span text:style-name="T3">class, args</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6:41:59.415295225</meta:creation-date>
    <meta:generator>LibreOffice/6.0.6.2$Linux_X86_64 LibreOffice_project/00m0$Build-2</meta:generator>
    <dc:date>2019-04-18T16:52:21.721140318</dc:date>
    <meta:editing-duration>PT10M21S</meta:editing-duration>
    <meta:editing-cycles>4</meta:editing-cycles>
    <meta:document-statistic meta:table-count="0" meta:image-count="0" meta:object-count="0" meta:page-count="1" meta:paragraph-count="17" meta:word-count="717" meta:character-count="1097" meta:non-whitespace-character-count="1029"/>
  </office:meta>
</office:document-meta>
</file>